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c58b" officeooo:paragraph-rsid="0014c58b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4c58b" officeooo:paragraph-rsid="0014c58b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87a15" officeooo:paragraph-rsid="00187a1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87a15" officeooo:paragraph-rsid="00187a15"/>
    </style:style>
    <style:style style:name="P5" style:family="paragraph" style:parent-style-name="Standard">
      <style:text-properties officeooo:rsid="001b5334" officeooo:paragraph-rsid="001b5334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c6e58" officeooo:paragraph-rsid="001c6e58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63ee2" officeooo:paragraph-rsid="000a04dc"/>
    </style:style>
    <style:style style:name="P8" style:family="paragraph" style:parent-style-name="Standard">
      <style:text-properties officeooo:rsid="00163ee2" officeooo:paragraph-rsid="00163ee2"/>
    </style:style>
    <style:style style:name="P9" style:family="paragraph" style:parent-style-name="Standard">
      <style:text-properties officeooo:rsid="000a04dc" officeooo:paragraph-rsid="000a04dc"/>
    </style:style>
    <style:style style:name="P10" style:family="paragraph" style:parent-style-name="Standard">
      <style:text-properties officeooo:rsid="0007b320" officeooo:paragraph-rsid="0007b320"/>
    </style:style>
    <style:style style:name="P11" style:family="paragraph" style:parent-style-name="Standard">
      <style:text-properties officeooo:rsid="001fdc0f" officeooo:paragraph-rsid="001fdc0f"/>
    </style:style>
    <style:style style:name="P12" style:family="paragraph" style:parent-style-name="Standard">
      <style:text-properties officeooo:rsid="0007b320" officeooo:paragraph-rsid="001fbb88"/>
    </style:style>
    <style:style style:name="P13" style:family="paragraph" style:parent-style-name="Standard">
      <style:text-properties officeooo:rsid="001fbb88" officeooo:paragraph-rsid="001fbb88"/>
    </style:style>
    <style:style style:name="P14" style:family="paragraph" style:parent-style-name="Standard">
      <style:text-properties officeooo:rsid="001fc19f" officeooo:paragraph-rsid="001fc19f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rsid="001fdc0f" officeooo:paragraph-rsid="001fdc0f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rsid="0007b320" officeooo:paragraph-rsid="0021169b"/>
    </style:style>
    <style:style style:name="P17" style:family="paragraph" style:parent-style-name="Standard">
      <style:text-properties officeooo:rsid="0021169b" officeooo:paragraph-rsid="0021169b"/>
    </style:style>
    <style:style style:name="P18" style:family="paragraph" style:parent-style-name="Standard">
      <style:text-properties officeooo:rsid="00223f95" officeooo:paragraph-rsid="00223f95"/>
    </style:style>
    <style:style style:name="P19" style:family="paragraph" style:parent-style-name="Standard">
      <style:text-properties officeooo:paragraph-rsid="0021169b"/>
    </style:style>
    <style:style style:name="P20" style:family="paragraph" style:parent-style-name="Standard">
      <style:text-properties officeooo:rsid="0021c4db" officeooo:paragraph-rsid="0021c4db"/>
    </style:style>
    <style:style style:name="T1" style:family="text">
      <style:text-properties officeooo:rsid="001afc41"/>
    </style:style>
    <style:style style:name="T2" style:family="text">
      <style:text-properties officeooo:rsid="00223f95"/>
    </style:style>
    <style:style style:name="T3" style:family="text">
      <style:text-properties officeooo:rsid="000a04dc"/>
    </style:style>
    <style:style style:name="T4" style:family="text">
      <style:text-properties officeooo:rsid="001fbb88"/>
    </style:style>
    <style:style style:name="T5" style:family="text">
      <style:text-properties officeooo:rsid="0021169b"/>
    </style:style>
    <style:style style:name="T6" style:family="text">
      <style:text-properties fo:font-variant="normal" fo:text-transform="none" fo:color="#000000" loext:opacity="100%" fo:font-family="Inter, Helvetica, Arial, sans-serif" fo:font-size="10.5pt" fo:letter-spacing="normal" fo:font-style="normal" fo:font-weight="bold"/>
    </style:style>
    <style:style style:name="T7" style:family="text">
      <style:text-properties officeooo:rsid="0021c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рхитектура:</text:p>
      <text:p text:style-name="P1"/>
      <text:p text:style-name="P2">Приложение (бекенды) <text:span text:style-name="T1">публикуют эндпойнты с телеметрией </text:span>(метрики) <text:s/>→ </text:p>
      <text:p text:style-name="P2">Prometheus <text:span text:style-name="T1">периодически опрашивает эти эндпойнты, </text:span>принимает данные и сохраняет в своей БД → </text:p>
      <text:p text:style-name="P2">Grafana подключается к Prometheus для визуализации данных.</text:p>
      <text:p text:style-name="P2"/>
      <text:p text:style-name="P3">Приложения</text:p>
      <text:p text:style-name="P4"/>
      <text:p text:style-name="P4">Кастомные метрики</text:p>
      <text:p text:style-name="P4">Развернуты в бекенде API EventSourcingService</text:p>
      <text:p text:style-name="P4">В Metrics → AuctionMetrics описаны все кастомные метрики, они все связаны с обработкой данных, поэтому расположены в сервисе обработки данных EventSourcingService.</text:p>
      <text:p text:style-name="P5">Также все бекенды публикуют стандартную телеметрию ASP NET.</text:p>
      <text:p text:style-name="P4"/>
      <text:p text:style-name="P6">Prometheus</text:p>
      <text:p text:style-name="P7"/>
      <text:p text:style-name="P8">Скачиваем и разворачиваем:</text:p>
      <text:p text:style-name="P8"/>
      <text:p text:style-name="P8">docker pull prom/prometheus:v3.6.0</text:p>
      <text:p text:style-name="P8"/>
      <text:p text:style-name="P8">docker run -d --name prometheus --mount type=bind,source=/files/data/Prometheus_Local_Conf,target=/etc/prometheus --mount type=bind,source=/files/data/Prometheus_Local_Data,target=/prometheus -p 9090:9090 prom/prometheus:v3.6.0 --storage.tsdb.retention.time=1d --config.file=/etc/prometheus/prometheus.yml</text:p>
      <text:p text:style-name="P9"/>
      <text:p text:style-name="P9"/>
      <text:p text:style-name="P8">в папку /files/data/Prometheus_Local_Conf/ помащаем файл конфига prometheus.yml:</text:p>
      <text:p text:style-name="P8"/>
      <text:p text:style-name="P8"/>
      <text:p text:style-name="P9">scrape_configs:</text:p>
      <text:p text:style-name="P9"><text:s text:c="2"/>- job_name: "auction"</text:p>
      <text:p text:style-name="P9"><text:s text:c="4"/>scrape_interval: <text:span text:style-name="T2">5</text:span>s</text:p>
      <text:p text:style-name="P9"><text:s text:c="4"/>static_configs:</text:p>
      <text:p text:style-name="P9"><text:s text:c="6"/>- targets: ["host.docker.internal:7003"] # bidding</text:p>
      <text:p text:style-name="P9"><text:s text:c="6"/>- targets: ["host.docker.internal:7011"] # communication</text:p>
      <text:p text:style-name="P9"><text:s text:c="6"/>- targets: ["host.docker.internal:7005"] # elastic</text:p>
      <text:p text:style-name="P9"><text:s text:c="6"/>- targets: ["host.docker.internal:7001"] # event sourcing</text:p>
      <text:p text:style-name="P9"><text:s text:c="6"/>- targets: ["host.docker.internal:7006"] # finance</text:p>
      <text:p text:style-name="P9"><text:s text:c="6"/>- targets: ["host.docker.internal:7013"] # gateway</text:p>
      <text:p text:style-name="P9"><text:s text:c="6"/>- targets: ["host.docker.internal:7010"] # identity</text:p>
      <text:p text:style-name="P9"><text:s text:c="6"/>- targets: ["host.docker.internal:7012"] # image</text:p>
      <text:p text:style-name="P9"><text:s text:c="6"/>- targets: ["host.docker.internal:7009"] # logging</text:p>
      <text:p text:style-name="P9"><text:s text:c="6"/>- targets: ["host.docker.internal:7004"] # notification</text:p>
      <text:p text:style-name="P9"><text:s text:c="6"/>- targets: ["host.docker.internal:7007"] # processing</text:p>
      <text:p text:style-name="P9"><text:s text:c="6"/>- targets: ["host.docker.internal:7002"] # search</text:p>
      <text:p text:style-name="P9"><text:s text:c="6"/>- targets: ["host.docker.internal:7008"] # report</text:p>
      <text:p text:style-name="P10"/>
      <text:p text:style-name="P10"/>
      <text:p text:style-name="P10"/>
      <text:p text:style-name="P11"><text:soft-page-break/>Важно — наименование хоста должно быть в виде обращения к хосту докера - <text:s/><text:span text:style-name="T3">host.docker.internal, </text:span>наименование в виде «localhost» не работает.</text:p>
      <text:p text:style-name="P10"/>
      <text:p text:style-name="P10">Запускаем графический интерфейс:</text:p>
      <text:p text:style-name="P10">локальный - <text:a xlink:type="simple" xlink:href="http://localhost:9090/" text:style-name="Internet_20_link" text:visited-style-name="Visited_20_Internet_20_Link">http://localhost:9090/</text:a></text:p>
      <text:p text:style-name="P10">в кубере - <text:a xlink:type="simple" xlink:href="http://localhost:30438/" text:style-name="Internet_20_link" text:visited-style-name="Visited_20_Internet_20_Link">http://localhost:30438</text:a></text:p>
      <text:p text:style-name="P10"/>
      <text:p text:style-name="P12"><text:a xlink:type="simple" xlink:href="http://localhost:9090/metrics" text:style-name="Internet_20_link" text:visited-style-name="Visited_20_Internet_20_Link"><text:span text:style-name="T4">П</text:span></text:a><text:span text:style-name="T4">роверяем источники данных — вверху в меню — Status → Target health</text:span></text:p>
      <text:p text:style-name="P13">Все источники данных должны быть в статусе Up</text:p>
      <text:p text:style-name="P13"/>
      <text:p text:style-name="P14">Нажимаем Query, там в строке запроса печатаем «Auction», выбираем метрику например — MetricCommunicationUpdate_Auction_total, нажимаем Graph — должен быть график изменения метрики. Если отредактировать комментарий — метрика изменений должна расти.</text:p>
      <text:p text:style-name="P14"/>
      <text:p text:style-name="P14"/>
      <text:p text:style-name="P15">Grafana</text:p>
      <text:p text:style-name="P10"/>
      <text:p text:style-name="P11">Запускаем графический интерфейс:</text:p>
      <text:p text:style-name="P11">локальный - <text:a xlink:type="simple" xlink:href="http://localhost:9000/" text:style-name="Internet_20_link" text:visited-style-name="Visited_20_Internet_20_Link">http://localhost:9000/</text:a></text:p>
      <text:p text:style-name="P16">в кубере - <text:a xlink:type="simple" xlink:href="http://localhost:30439/" text:style-name="Internet_20_link" text:visited-style-name="Visited_20_Internet_20_Link">http://localhost:3043<text:span text:style-name="T5">9</text:span></text:a></text:p>
      <text:p text:style-name="P16"/>
      <text:p text:style-name="P17">При первом входе попросит поменять логин и пароль, оставляем тот же — admin <text:s/>admin</text:p>
      <text:p text:style-name="P17"><text:line-break/>Делаем новое подключение к Prometheus, в connections выбираем Prometheus и нажать Add new data sources</text:p>
      <text:p text:style-name="P17">В параметре Connection → Prometheus server url указыываем - <text:a xlink:type="simple" xlink:href="http://host.docker.internal:9090/" text:style-name="Internet_20_link" text:visited-style-name="Visited_20_Internet_20_Link">http://host.docker.internal:9090</text:a></text:p>
      <text:p text:style-name="P18">ВАЖНО — проверить параметр «Interval behaviour» → «Scrape Interval», должно быть 5s, «Query timeout» - 15s.</text:p>
      <text:p text:style-name="P18">Это влияет на промежуток времени, в котором агрегируются данные, например — сколько раз изменился некоторый параметр.</text:p>
      <text:p text:style-name="P19"><text:span text:style-name="T5">Жмем в самом низу «Save &amp; test» - должен быть результат - </text:span><text:span text:style-name="T6">Successfully queried the Prometheus API.</text:span></text:p>
      <text:p text:style-name="P17">Далее <text:span text:style-name="T7">можно просмотреть данные - Drilldown → Metrics</text:span></text:p>
      <text:p text:style-name="P20">Можно сделать собственную доску — Dashboards → Create dashboard → Add visualization,</text:p>
      <text:p text:style-name="P20">выбрать добавленный источник данных, выбрать нужные метрики, сохранить.</text:p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6:51:47.028906984</meta:creation-date>
    <dc:date>2025-10-05T22:36:49.337324653</dc:date>
    <meta:editing-duration>PT10H20M38S</meta:editing-duration>
    <meta:editing-cycles>26</meta:editing-cycles>
    <meta:generator>LibreOffice/25.8.1.1$Linux_X86_64 LibreOffice_project/580$Build-1</meta:generator>
    <meta:document-statistic meta:table-count="0" meta:image-count="0" meta:object-count="0" meta:page-count="2" meta:paragraph-count="51" meta:word-count="368" meta:character-count="3315" meta:non-whitespace-character-count="2899"/>
  </office:meta>
</office:document-meta>
</file>